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49.41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51.7pt"/>
    </style:style>
    <style:style style:name="co12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t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alyse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a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7404901" calcext:value-type="float">
            <text:p>1.7404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7389508" calcext:value-type="float">
            <text:p>1.7389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458869" calcext:value-type="float">
            <text:p>1.0458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301763" calcext:value-type="float">
            <text:p>0.83017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302839" calcext:value-type="float">
            <text:p>0.830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744181" calcext:value-type="float">
            <text:p>0.6744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041584" calcext:value-type="float">
            <text:p>0.704158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019276" calcext:value-type="float">
            <text:p>0.7019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717591" calcext:value-type="float">
            <text:p>0.6717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03936" calcext:value-type="float">
            <text:p>0.5103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173755" calcext:value-type="float">
            <text:p>0.5173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12203" calcext:value-type="float">
            <text:p>0.512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929969" calcext:value-type="float">
            <text:p>0.4929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903168" calcext:value-type="float">
            <text:p>0.4903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595899" calcext:value-type="float">
            <text:p>0.5595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727189" calcext:value-type="float">
            <text:p>0.4727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708383" calcext:value-type="float">
            <text:p>0.4708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503287" calcext:value-type="float">
            <text:p>0.4503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903872" calcext:value-type="float">
            <text:p>0.6903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003021" calcext:value-type="float">
            <text:p>0.6003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27703" calcext:value-type="float">
            <text:p>0.8527703</text:p>
          </table:table-cell>
        </table:table-row>
      </table:table>
      <table:table table:name="Raw 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nalyse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736186" calcext:value-type="float">
            <text:p>1.736186</text:p>
          </table:table-cell>
          <table:table-cell office:value-type="float" office:value="1.739336" calcext:value-type="float">
            <text:p>1.739336</text:p>
          </table:table-cell>
          <table:table-cell office:value-type="float" office:value="1.741612" calcext:value-type="float">
            <text:p>1.741612</text:p>
          </table:table-cell>
          <table:table-cell office:value-type="float" office:value="1.73792" calcext:value-type="float">
            <text:p>1.73792</text:p>
          </table:table-cell>
          <table:table-cell office:value-type="float" office:value="1.74013" calcext:value-type="float">
            <text:p>1.74013</text:p>
          </table:table-cell>
          <table:table-cell office:value-type="float" office:value="1.740214" calcext:value-type="float">
            <text:p>1.740214</text:p>
          </table:table-cell>
          <table:table-cell office:value-type="float" office:value="1.752001" calcext:value-type="float">
            <text:p>1.752001</text:p>
          </table:table-cell>
          <table:table-cell office:value-type="float" office:value="1.734723" calcext:value-type="float">
            <text:p>1.734723</text:p>
          </table:table-cell>
          <table:table-cell office:value-type="float" office:value="1.74172" calcext:value-type="float">
            <text:p>1.74172</text:p>
          </table:table-cell>
          <table:table-cell office:value-type="float" office:value="1.741059" calcext:value-type="float">
            <text:p>1.741059</text:p>
          </table:table-cell>
          <table:table-cell table:formula="of:=AVERAGE([.D2:.M2])" office:value-type="float" office:value="1.7404901" calcext:value-type="float">
            <text:p>1.7404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743289" calcext:value-type="float">
            <text:p>1.743289</text:p>
          </table:table-cell>
          <table:table-cell office:value-type="float" office:value="1.738115" calcext:value-type="float">
            <text:p>1.738115</text:p>
          </table:table-cell>
          <table:table-cell office:value-type="float" office:value="1.740387" calcext:value-type="float">
            <text:p>1.740387</text:p>
          </table:table-cell>
          <table:table-cell office:value-type="float" office:value="1.738379" calcext:value-type="float">
            <text:p>1.738379</text:p>
          </table:table-cell>
          <table:table-cell office:value-type="float" office:value="1.739884" calcext:value-type="float">
            <text:p>1.739884</text:p>
          </table:table-cell>
          <table:table-cell office:value-type="float" office:value="1.739399" calcext:value-type="float">
            <text:p>1.739399</text:p>
          </table:table-cell>
          <table:table-cell office:value-type="float" office:value="1.740167" calcext:value-type="float">
            <text:p>1.740167</text:p>
          </table:table-cell>
          <table:table-cell office:value-type="float" office:value="1.730992" calcext:value-type="float">
            <text:p>1.730992</text:p>
          </table:table-cell>
          <table:table-cell office:value-type="float" office:value="1.741494" calcext:value-type="float">
            <text:p>1.741494</text:p>
          </table:table-cell>
          <table:table-cell office:value-type="float" office:value="1.737402" calcext:value-type="float">
            <text:p>1.737402</text:p>
          </table:table-cell>
          <table:table-cell table:formula="of:=AVERAGE([.D3:.M3])" office:value-type="float" office:value="1.7389508" calcext:value-type="float">
            <text:p>1.7389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045164" calcext:value-type="float">
            <text:p>1.045164</text:p>
          </table:table-cell>
          <table:table-cell office:value-type="float" office:value="1.046288" calcext:value-type="float">
            <text:p>1.046288</text:p>
          </table:table-cell>
          <table:table-cell office:value-type="float" office:value="1.045358" calcext:value-type="float">
            <text:p>1.045358</text:p>
          </table:table-cell>
          <table:table-cell office:value-type="float" office:value="1.04952" calcext:value-type="float">
            <text:p>1.04952</text:p>
          </table:table-cell>
          <table:table-cell office:value-type="float" office:value="1.046901" calcext:value-type="float">
            <text:p>1.046901</text:p>
          </table:table-cell>
          <table:table-cell office:value-type="float" office:value="1.045359" calcext:value-type="float">
            <text:p>1.045359</text:p>
          </table:table-cell>
          <table:table-cell office:value-type="float" office:value="1.046122" calcext:value-type="float">
            <text:p>1.046122</text:p>
          </table:table-cell>
          <table:table-cell office:value-type="float" office:value="1.046731" calcext:value-type="float">
            <text:p>1.046731</text:p>
          </table:table-cell>
          <table:table-cell office:value-type="float" office:value="1.042612" calcext:value-type="float">
            <text:p>1.042612</text:p>
          </table:table-cell>
          <table:table-cell office:value-type="float" office:value="1.044814" calcext:value-type="float">
            <text:p>1.044814</text:p>
          </table:table-cell>
          <table:table-cell table:formula="of:=AVERAGE([.D4:.M4])" office:value-type="float" office:value="1.0458869" calcext:value-type="float">
            <text:p>1.0458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28901" calcext:value-type="float">
            <text:p>0.828901</text:p>
          </table:table-cell>
          <table:table-cell office:value-type="float" office:value="0.830469" calcext:value-type="float">
            <text:p>0.830469</text:p>
          </table:table-cell>
          <table:table-cell office:value-type="float" office:value="0.827467" calcext:value-type="float">
            <text:p>0.827467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829161" calcext:value-type="float">
            <text:p>0.829161</text:p>
          </table:table-cell>
          <table:table-cell office:value-type="float" office:value="0.827113" calcext:value-type="float">
            <text:p>0.827113</text:p>
          </table:table-cell>
          <table:table-cell office:value-type="float" office:value="0.829701" calcext:value-type="float">
            <text:p>0.829701</text:p>
          </table:table-cell>
          <table:table-cell office:value-type="float" office:value="0.828669" calcext:value-type="float">
            <text:p>0.828669</text:p>
          </table:table-cell>
          <table:table-cell office:value-type="float" office:value="0.828254" calcext:value-type="float">
            <text:p>0.828254</text:p>
          </table:table-cell>
          <table:table-cell office:value-type="float" office:value="0.84632" calcext:value-type="float">
            <text:p>0.84632</text:p>
          </table:table-cell>
          <table:table-cell table:formula="of:=AVERAGE([.D5:.M5])" office:value-type="float" office:value="0.8301763" calcext:value-type="float">
            <text:p>0.83017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28176" calcext:value-type="float">
            <text:p>0.828176</text:p>
          </table:table-cell>
          <table:table-cell office:value-type="float" office:value="0.844407" calcext:value-type="float">
            <text:p>0.844407</text:p>
          </table:table-cell>
          <table:table-cell office:value-type="float" office:value="0.82996" calcext:value-type="float">
            <text:p>0.82996</text:p>
          </table:table-cell>
          <table:table-cell office:value-type="float" office:value="0.827828" calcext:value-type="float">
            <text:p>0.827828</text:p>
          </table:table-cell>
          <table:table-cell office:value-type="float" office:value="0.831729" calcext:value-type="float">
            <text:p>0.831729</text:p>
          </table:table-cell>
          <table:table-cell office:value-type="float" office:value="0.828621" calcext:value-type="float">
            <text:p>0.828621</text:p>
          </table:table-cell>
          <table:table-cell office:value-type="float" office:value="0.827804" calcext:value-type="float">
            <text:p>0.827804</text:p>
          </table:table-cell>
          <table:table-cell office:value-type="float" office:value="0.828658" calcext:value-type="float">
            <text:p>0.828658</text:p>
          </table:table-cell>
          <table:table-cell office:value-type="float" office:value="0.826325" calcext:value-type="float">
            <text:p>0.826325</text:p>
          </table:table-cell>
          <table:table-cell office:value-type="float" office:value="0.829331" calcext:value-type="float">
            <text:p>0.829331</text:p>
          </table:table-cell>
          <table:table-cell table:formula="of:=AVERAGE([.D6:.M6])" office:value-type="float" office:value="0.8302839" calcext:value-type="float">
            <text:p>0.830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7487" calcext:value-type="float">
            <text:p>0.67487</text:p>
          </table:table-cell>
          <table:table-cell office:value-type="float" office:value="0.672683" calcext:value-type="float">
            <text:p>0.672683</text:p>
          </table:table-cell>
          <table:table-cell office:value-type="float" office:value="0.672682" calcext:value-type="float">
            <text:p>0.672682</text:p>
          </table:table-cell>
          <table:table-cell office:value-type="float" office:value="0.673601" calcext:value-type="float">
            <text:p>0.673601</text:p>
          </table:table-cell>
          <table:table-cell office:value-type="float" office:value="0.674447" calcext:value-type="float">
            <text:p>0.674447</text:p>
          </table:table-cell>
          <table:table-cell office:value-type="float" office:value="0.67761" calcext:value-type="float">
            <text:p>0.67761</text:p>
          </table:table-cell>
          <table:table-cell office:value-type="float" office:value="0.67358" calcext:value-type="float">
            <text:p>0.67358</text:p>
          </table:table-cell>
          <table:table-cell office:value-type="float" office:value="0.675455" calcext:value-type="float">
            <text:p>0.675455</text:p>
          </table:table-cell>
          <table:table-cell office:value-type="float" office:value="0.674681" calcext:value-type="float">
            <text:p>0.674681</text:p>
          </table:table-cell>
          <table:table-cell office:value-type="float" office:value="0.674572" calcext:value-type="float">
            <text:p>0.674572</text:p>
          </table:table-cell>
          <table:table-cell table:formula="of:=AVERAGE([.D7:.M7])" office:value-type="float" office:value="0.6744181" calcext:value-type="float">
            <text:p>0.6744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05365" calcext:value-type="float">
            <text:p>0.705365</text:p>
          </table:table-cell>
          <table:table-cell office:value-type="float" office:value="0.703174" calcext:value-type="float">
            <text:p>0.703174</text:p>
          </table:table-cell>
          <table:table-cell office:value-type="float" office:value="0.700111" calcext:value-type="float">
            <text:p>0.700111</text:p>
          </table:table-cell>
          <table:table-cell office:value-type="float" office:value="0.700596" calcext:value-type="float">
            <text:p>0.700596</text:p>
          </table:table-cell>
          <table:table-cell office:value-type="float" office:value="0.70371" calcext:value-type="float">
            <text:p>0.70371</text:p>
          </table:table-cell>
          <table:table-cell office:value-type="float" office:value="0.706384" calcext:value-type="float">
            <text:p>0.706384</text:p>
          </table:table-cell>
          <table:table-cell office:value-type="float" office:value="0.717436" calcext:value-type="float">
            <text:p>0.717436</text:p>
          </table:table-cell>
          <table:table-cell office:value-type="float" office:value="0.700563" calcext:value-type="float">
            <text:p>0.700563</text:p>
          </table:table-cell>
          <table:table-cell office:value-type="float" office:value="0.703233" calcext:value-type="float">
            <text:p>0.703233</text:p>
          </table:table-cell>
          <table:table-cell office:value-type="float" office:value="0.701012" calcext:value-type="float">
            <text:p>0.701012</text:p>
          </table:table-cell>
          <table:table-cell table:formula="of:=AVERAGE([.D8:.M8])" office:value-type="float" office:value="0.7041584" calcext:value-type="float">
            <text:p>0.704158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702358" calcext:value-type="float">
            <text:p>0.702358</text:p>
          </table:table-cell>
          <table:table-cell office:value-type="float" office:value="0.700125" calcext:value-type="float">
            <text:p>0.700125</text:p>
          </table:table-cell>
          <table:table-cell office:value-type="float" office:value="0.706792" calcext:value-type="float">
            <text:p>0.706792</text:p>
          </table:table-cell>
          <table:table-cell office:value-type="float" office:value="0.700844" calcext:value-type="float">
            <text:p>0.700844</text:p>
          </table:table-cell>
          <table:table-cell office:value-type="float" office:value="0.70226" calcext:value-type="float">
            <text:p>0.70226</text:p>
          </table:table-cell>
          <table:table-cell office:value-type="float" office:value="0.702329" calcext:value-type="float">
            <text:p>0.702329</text:p>
          </table:table-cell>
          <table:table-cell office:value-type="float" office:value="0.702599" calcext:value-type="float">
            <text:p>0.702599</text:p>
          </table:table-cell>
          <table:table-cell office:value-type="float" office:value="0.700913" calcext:value-type="float">
            <text:p>0.700913</text:p>
          </table:table-cell>
          <table:table-cell office:value-type="float" office:value="0.701003" calcext:value-type="float">
            <text:p>0.701003</text:p>
          </table:table-cell>
          <table:table-cell table:formula="of:=AVERAGE([.D9:.M9])" office:value-type="float" office:value="0.7019276" calcext:value-type="float">
            <text:p>0.7019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75526" calcext:value-type="float">
            <text:p>0.675526</text:p>
          </table:table-cell>
          <table:table-cell office:value-type="float" office:value="0.669387" calcext:value-type="float">
            <text:p>0.669387</text:p>
          </table:table-cell>
          <table:table-cell office:value-type="float" office:value="0.669999" calcext:value-type="float">
            <text:p>0.669999</text:p>
          </table:table-cell>
          <table:table-cell office:value-type="float" office:value="0.669083" calcext:value-type="float">
            <text:p>0.669083</text:p>
          </table:table-cell>
          <table:table-cell office:value-type="float" office:value="0.670016" calcext:value-type="float">
            <text:p>0.670016</text:p>
          </table:table-cell>
          <table:table-cell office:value-type="float" office:value="0.667818" calcext:value-type="float">
            <text:p>0.667818</text:p>
          </table:table-cell>
          <table:table-cell office:value-type="float" office:value="0.670271" calcext:value-type="float">
            <text:p>0.670271</text:p>
          </table:table-cell>
          <table:table-cell office:value-type="float" office:value="0.667784" calcext:value-type="float">
            <text:p>0.667784</text:p>
          </table:table-cell>
          <table:table-cell office:value-type="float" office:value="0.673498" calcext:value-type="float">
            <text:p>0.673498</text:p>
          </table:table-cell>
          <table:table-cell office:value-type="float" office:value="0.684209" calcext:value-type="float">
            <text:p>0.684209</text:p>
          </table:table-cell>
          <table:table-cell table:formula="of:=AVERAGE([.D10:.M10])" office:value-type="float" office:value="0.6717591" calcext:value-type="float">
            <text:p>0.6717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06881" calcext:value-type="float">
            <text:p>0.506881</text:p>
          </table:table-cell>
          <table:table-cell office:value-type="float" office:value="0.508012" calcext:value-type="float">
            <text:p>0.508012</text:p>
          </table:table-cell>
          <table:table-cell office:value-type="float" office:value="0.507624" calcext:value-type="float">
            <text:p>0.507624</text:p>
          </table:table-cell>
          <table:table-cell office:value-type="float" office:value="0.508087" calcext:value-type="float">
            <text:p>0.508087</text:p>
          </table:table-cell>
          <table:table-cell office:value-type="float" office:value="0.50926" calcext:value-type="float">
            <text:p>0.50926</text:p>
          </table:table-cell>
          <table:table-cell office:value-type="float" office:value="0.52567" calcext:value-type="float">
            <text:p>0.52567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07897" calcext:value-type="float">
            <text:p>0.507897</text:p>
          </table:table-cell>
          <table:table-cell office:value-type="float" office:value="0.509421" calcext:value-type="float">
            <text:p>0.509421</text:p>
          </table:table-cell>
          <table:table-cell office:value-type="float" office:value="0.511123" calcext:value-type="float">
            <text:p>0.511123</text:p>
          </table:table-cell>
          <table:table-cell table:formula="of:=AVERAGE([.D11:.M11])" office:value-type="float" office:value="0.5103936" calcext:value-type="float">
            <text:p>0.5103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09389" calcext:value-type="float">
            <text:p>0.509389</text:p>
          </table:table-cell>
          <table:table-cell office:value-type="float" office:value="0.507189" calcext:value-type="float">
            <text:p>0.507189</text:p>
          </table:table-cell>
          <table:table-cell office:value-type="float" office:value="0.507473" calcext:value-type="float">
            <text:p>0.507473</text:p>
          </table:table-cell>
          <table:table-cell office:value-type="float" office:value="0.509749" calcext:value-type="float">
            <text:p>0.509749</text:p>
          </table:table-cell>
          <table:table-cell office:value-type="float" office:value="0.507554" calcext:value-type="float">
            <text:p>0.507554</text:p>
          </table:table-cell>
          <table:table-cell office:value-type="float" office:value="0.58639" calcext:value-type="float">
            <text:p>0.58639</text:p>
          </table:table-cell>
          <table:table-cell office:value-type="float" office:value="0.509316" calcext:value-type="float">
            <text:p>0.509316</text:p>
          </table:table-cell>
          <table:table-cell office:value-type="float" office:value="0.513456" calcext:value-type="float">
            <text:p>0.513456</text:p>
          </table:table-cell>
          <table:table-cell office:value-type="float" office:value="0.512917" calcext:value-type="float">
            <text:p>0.512917</text:p>
          </table:table-cell>
          <table:table-cell office:value-type="float" office:value="0.510322" calcext:value-type="float">
            <text:p>0.510322</text:p>
          </table:table-cell>
          <table:table-cell table:formula="of:=AVERAGE([.D12:.M12])" office:value-type="float" office:value="0.5173755" calcext:value-type="float">
            <text:p>0.5173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11512" calcext:value-type="float">
            <text:p>0.511512</text:p>
          </table:table-cell>
          <table:table-cell office:value-type="float" office:value="0.513064" calcext:value-type="float">
            <text:p>0.513064</text:p>
          </table:table-cell>
          <table:table-cell office:value-type="float" office:value="0.511903" calcext:value-type="float">
            <text:p>0.511903</text:p>
          </table:table-cell>
          <table:table-cell office:value-type="float" office:value="0.513739" calcext:value-type="float">
            <text:p>0.513739</text:p>
          </table:table-cell>
          <table:table-cell office:value-type="float" office:value="0.513816" calcext:value-type="float">
            <text:p>0.513816</text:p>
          </table:table-cell>
          <table:table-cell office:value-type="float" office:value="0.51248" calcext:value-type="float">
            <text:p>0.51248</text:p>
          </table:table-cell>
          <table:table-cell office:value-type="float" office:value="0.511444" calcext:value-type="float">
            <text:p>0.511444</text:p>
          </table:table-cell>
          <table:table-cell office:value-type="float" office:value="0.509875" calcext:value-type="float">
            <text:p>0.509875</text:p>
          </table:table-cell>
          <table:table-cell office:value-type="float" office:value="0.511573" calcext:value-type="float">
            <text:p>0.511573</text:p>
          </table:table-cell>
          <table:table-cell office:value-type="float" office:value="0.512624" calcext:value-type="float">
            <text:p>0.512624</text:p>
          </table:table-cell>
          <table:table-cell table:formula="of:=AVERAGE([.D13:.M13])" office:value-type="float" office:value="0.512203" calcext:value-type="float">
            <text:p>0.512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89354" calcext:value-type="float">
            <text:p>0.489354</text:p>
          </table:table-cell>
          <table:table-cell office:value-type="float" office:value="0.517007" calcext:value-type="float">
            <text:p>0.517007</text:p>
          </table:table-cell>
          <table:table-cell office:value-type="float" office:value="0.489782" calcext:value-type="float">
            <text:p>0.489782</text:p>
          </table:table-cell>
          <table:table-cell office:value-type="float" office:value="0.492923" calcext:value-type="float">
            <text:p>0.492923</text:p>
          </table:table-cell>
          <table:table-cell office:value-type="float" office:value="0.490844" calcext:value-type="float">
            <text:p>0.490844</text:p>
          </table:table-cell>
          <table:table-cell office:value-type="float" office:value="0.49227" calcext:value-type="float">
            <text:p>0.49227</text:p>
          </table:table-cell>
          <table:table-cell office:value-type="float" office:value="0.489948" calcext:value-type="float">
            <text:p>0.489948</text:p>
          </table:table-cell>
          <table:table-cell office:value-type="float" office:value="0.487027" calcext:value-type="float">
            <text:p>0.487027</text:p>
          </table:table-cell>
          <table:table-cell office:value-type="float" office:value="0.489621" calcext:value-type="float">
            <text:p>0.489621</text:p>
          </table:table-cell>
          <table:table-cell office:value-type="float" office:value="0.491193" calcext:value-type="float">
            <text:p>0.491193</text:p>
          </table:table-cell>
          <table:table-cell table:formula="of:=AVERAGE([.D14:.M14])" office:value-type="float" office:value="0.4929969" calcext:value-type="float">
            <text:p>0.4929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90629" calcext:value-type="float">
            <text:p>0.490629</text:p>
          </table:table-cell>
          <table:table-cell office:value-type="float" office:value="0.487679" calcext:value-type="float">
            <text:p>0.487679</text:p>
          </table:table-cell>
          <table:table-cell office:value-type="float" office:value="0.489541" calcext:value-type="float">
            <text:p>0.489541</text:p>
          </table:table-cell>
          <table:table-cell office:value-type="float" office:value="0.49029" calcext:value-type="float">
            <text:p>0.49029</text:p>
          </table:table-cell>
          <table:table-cell office:value-type="float" office:value="0.491004" calcext:value-type="float">
            <text:p>0.491004</text:p>
          </table:table-cell>
          <table:table-cell office:value-type="float" office:value="0.490902" calcext:value-type="float">
            <text:p>0.490902</text:p>
          </table:table-cell>
          <table:table-cell office:value-type="float" office:value="0.491997" calcext:value-type="float">
            <text:p>0.491997</text:p>
          </table:table-cell>
          <table:table-cell office:value-type="float" office:value="0.489231" calcext:value-type="float">
            <text:p>0.489231</text:p>
          </table:table-cell>
          <table:table-cell office:value-type="float" office:value="0.488945" calcext:value-type="float">
            <text:p>0.488945</text:p>
          </table:table-cell>
          <table:table-cell office:value-type="float" office:value="0.49295" calcext:value-type="float">
            <text:p>0.49295</text:p>
          </table:table-cell>
          <table:table-cell table:formula="of:=AVERAGE([.D15:.M15])" office:value-type="float" office:value="0.4903168" calcext:value-type="float">
            <text:p>0.4903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55725" calcext:value-type="float">
            <text:p>0.55572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566007" calcext:value-type="float">
            <text:p>0.566007</text:p>
          </table:table-cell>
          <table:table-cell office:value-type="float" office:value="0.556485" calcext:value-type="float">
            <text:p>0.556485</text:p>
          </table:table-cell>
          <table:table-cell office:value-type="float" office:value="0.555937" calcext:value-type="float">
            <text:p>0.555937</text:p>
          </table:table-cell>
          <table:table-cell office:value-type="float" office:value="0.555868" calcext:value-type="float">
            <text:p>0.555868</text:p>
          </table:table-cell>
          <table:table-cell office:value-type="float" office:value="0.555491" calcext:value-type="float">
            <text:p>0.555491</text:p>
          </table:table-cell>
          <table:table-cell office:value-type="float" office:value="0.559479" calcext:value-type="float">
            <text:p>0.559479</text:p>
          </table:table-cell>
          <table:table-cell office:value-type="float" office:value="0.56082" calcext:value-type="float">
            <text:p>0.56082</text:p>
          </table:table-cell>
          <table:table-cell office:value-type="float" office:value="0.557687" calcext:value-type="float">
            <text:p>0.557687</text:p>
          </table:table-cell>
          <table:table-cell table:formula="of:=AVERAGE([.D16:.M16])" office:value-type="float" office:value="0.5595899" calcext:value-type="float">
            <text:p>0.5595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73162" calcext:value-type="float">
            <text:p>0.473162</text:p>
          </table:table-cell>
          <table:table-cell office:value-type="float" office:value="0.474281" calcext:value-type="float">
            <text:p>0.474281</text:p>
          </table:table-cell>
          <table:table-cell office:value-type="float" office:value="0.470882" calcext:value-type="float">
            <text:p>0.470882</text:p>
          </table:table-cell>
          <table:table-cell office:value-type="float" office:value="0.471053" calcext:value-type="float">
            <text:p>0.471053</text:p>
          </table:table-cell>
          <table:table-cell office:value-type="float" office:value="0.472063" calcext:value-type="float">
            <text:p>0.472063</text:p>
          </table:table-cell>
          <table:table-cell office:value-type="float" office:value="0.473315" calcext:value-type="float">
            <text:p>0.473315</text:p>
          </table:table-cell>
          <table:table-cell office:value-type="float" office:value="0.471992" calcext:value-type="float">
            <text:p>0.471992</text:p>
          </table:table-cell>
          <table:table-cell office:value-type="float" office:value="0.472163" calcext:value-type="float">
            <text:p>0.47216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477078" calcext:value-type="float">
            <text:p>0.477078</text:p>
          </table:table-cell>
          <table:table-cell table:formula="of:=AVERAGE([.D17:.M17])" office:value-type="float" office:value="0.4727189" calcext:value-type="float">
            <text:p>0.4727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69352" calcext:value-type="float">
            <text:p>0.469352</text:p>
          </table:table-cell>
          <table:table-cell office:value-type="float" office:value="0.471592" calcext:value-type="float">
            <text:p>0.471592</text:p>
          </table:table-cell>
          <table:table-cell office:value-type="float" office:value="0.47401" calcext:value-type="float">
            <text:p>0.47401</text:p>
          </table:table-cell>
          <table:table-cell office:value-type="float" office:value="0.468982" calcext:value-type="float">
            <text:p>0.468982</text:p>
          </table:table-cell>
          <table:table-cell office:value-type="float" office:value="0.467713" calcext:value-type="float">
            <text:p>0.467713</text:p>
          </table:table-cell>
          <table:table-cell office:value-type="float" office:value="0.480589" calcext:value-type="float">
            <text:p>0.480589</text:p>
          </table:table-cell>
          <table:table-cell office:value-type="float" office:value="0.469965" calcext:value-type="float">
            <text:p>0.469965</text:p>
          </table:table-cell>
          <table:table-cell office:value-type="float" office:value="0.468626" calcext:value-type="float">
            <text:p>0.468626</text:p>
          </table:table-cell>
          <table:table-cell office:value-type="float" office:value="0.468144" calcext:value-type="float">
            <text:p>0.468144</text:p>
          </table:table-cell>
          <table:table-cell office:value-type="float" office:value="0.46941" calcext:value-type="float">
            <text:p>0.46941</text:p>
          </table:table-cell>
          <table:table-cell table:formula="of:=AVERAGE([.D18:.M18])" office:value-type="float" office:value="0.4708383" calcext:value-type="float">
            <text:p>0.4708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5023" calcext:value-type="float">
            <text:p>0.45023</text:p>
          </table:table-cell>
          <table:table-cell office:value-type="float" office:value="0.448564" calcext:value-type="float">
            <text:p>0.448564</text:p>
          </table:table-cell>
          <table:table-cell office:value-type="float" office:value="0.449149" calcext:value-type="float">
            <text:p>0.449149</text:p>
          </table:table-cell>
          <table:table-cell office:value-type="float" office:value="0.449216" calcext:value-type="float">
            <text:p>0.449216</text:p>
          </table:table-cell>
          <table:table-cell office:value-type="float" office:value="0.453268" calcext:value-type="float">
            <text:p>0.453268</text:p>
          </table:table-cell>
          <table:table-cell office:value-type="float" office:value="0.450043" calcext:value-type="float">
            <text:p>0.450043</text:p>
          </table:table-cell>
          <table:table-cell office:value-type="float" office:value="0.450586" calcext:value-type="float">
            <text:p>0.450586</text:p>
          </table:table-cell>
          <table:table-cell office:value-type="float" office:value="0.45232" calcext:value-type="float">
            <text:p>0.45232</text:p>
          </table:table-cell>
          <table:table-cell office:value-type="float" office:value="0.449421" calcext:value-type="float">
            <text:p>0.449421</text:p>
          </table:table-cell>
          <table:table-cell office:value-type="float" office:value="0.45049" calcext:value-type="float">
            <text:p>0.45049</text:p>
          </table:table-cell>
          <table:table-cell table:formula="of:=AVERAGE([.D19:.M19])" office:value-type="float" office:value="0.4503287" calcext:value-type="float">
            <text:p>0.4503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90037" calcext:value-type="float">
            <text:p>0.690037</text:p>
          </table:table-cell>
          <table:table-cell office:value-type="float" office:value="0.690942" calcext:value-type="float">
            <text:p>0.690942</text:p>
          </table:table-cell>
          <table:table-cell office:value-type="float" office:value="0.689461" calcext:value-type="float">
            <text:p>0.689461</text:p>
          </table:table-cell>
          <table:table-cell office:value-type="float" office:value="0.689889" calcext:value-type="float">
            <text:p>0.689889</text:p>
          </table:table-cell>
          <table:table-cell office:value-type="float" office:value="0.68941" calcext:value-type="float">
            <text:p>0.68941</text:p>
          </table:table-cell>
          <table:table-cell office:value-type="float" office:value="0.690574" calcext:value-type="float">
            <text:p>0.690574</text:p>
          </table:table-cell>
          <table:table-cell office:value-type="float" office:value="0.688982" calcext:value-type="float">
            <text:p>0.688982</text:p>
          </table:table-cell>
          <table:table-cell office:value-type="float" office:value="0.690883" calcext:value-type="float">
            <text:p>0.690883</text:p>
          </table:table-cell>
          <table:table-cell office:value-type="float" office:value="0.689812" calcext:value-type="float">
            <text:p>0.689812</text:p>
          </table:table-cell>
          <table:table-cell office:value-type="float" office:value="0.693882" calcext:value-type="float">
            <text:p>0.693882</text:p>
          </table:table-cell>
          <table:table-cell table:formula="of:=AVERAGE([.D20:.M20])" office:value-type="float" office:value="0.6903872" calcext:value-type="float">
            <text:p>0.6903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94922" calcext:value-type="float">
            <text:p>0.594922</text:p>
          </table:table-cell>
          <table:table-cell office:value-type="float" office:value="0.595175" calcext:value-type="float">
            <text:p>0.595175</text:p>
          </table:table-cell>
          <table:table-cell office:value-type="float" office:value="0.60512" calcext:value-type="float">
            <text:p>0.60512</text:p>
          </table:table-cell>
          <table:table-cell office:value-type="float" office:value="0.618128" calcext:value-type="float">
            <text:p>0.618128</text:p>
          </table:table-cell>
          <table:table-cell office:value-type="float" office:value="0.595935" calcext:value-type="float">
            <text:p>0.595935</text:p>
          </table:table-cell>
          <table:table-cell office:value-type="float" office:value="0.594972" calcext:value-type="float">
            <text:p>0.594972</text:p>
          </table:table-cell>
          <table:table-cell office:value-type="float" office:value="0.614088" calcext:value-type="float">
            <text:p>0.614088</text:p>
          </table:table-cell>
          <table:table-cell office:value-type="float" office:value="0.594718" calcext:value-type="float">
            <text:p>0.594718</text:p>
          </table:table-cell>
          <table:table-cell office:value-type="float" office:value="0.594606" calcext:value-type="float">
            <text:p>0.594606</text:p>
          </table:table-cell>
          <table:table-cell office:value-type="float" office:value="0.595357" calcext:value-type="float">
            <text:p>0.595357</text:p>
          </table:table-cell>
          <table:table-cell table:formula="of:=AVERAGE([.D21:.M21])" office:value-type="float" office:value="0.6003021" calcext:value-type="float">
            <text:p>0.6003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2293" calcext:value-type="float">
            <text:p>0.852293</text:p>
          </table:table-cell>
          <table:table-cell office:value-type="float" office:value="0.852482" calcext:value-type="float">
            <text:p>0.852482</text:p>
          </table:table-cell>
          <table:table-cell office:value-type="float" office:value="0.85297" calcext:value-type="float">
            <text:p>0.85297</text:p>
          </table:table-cell>
          <table:table-cell office:value-type="float" office:value="0.85273" calcext:value-type="float">
            <text:p>0.8527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53316" calcext:value-type="float">
            <text:p>0.853316</text:p>
          </table:table-cell>
          <table:table-cell office:value-type="float" office:value="0.852253" calcext:value-type="float">
            <text:p>0.852253</text:p>
          </table:table-cell>
          <table:table-cell office:value-type="float" office:value="0.852967" calcext:value-type="float">
            <text:p>0.852967</text:p>
          </table:table-cell>
          <table:table-cell office:value-type="float" office:value="0.853031" calcext:value-type="float">
            <text:p>0.853031</text:p>
          </table:table-cell>
          <table:table-cell office:value-type="float" office:value="0.853161" calcext:value-type="float">
            <text:p>0.853161</text:p>
          </table:table-cell>
          <table:table-cell table:formula="of:=AVERAGE([.D22:.M22])" office:value-type="float" office:value="0.8527703" calcext:value-type="float">
            <text:p>0.8527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5:23:41.656697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09:45:59.432831887</meta:creation-date>
    <dc:title>SveinGunnar</dc:title>
    <meta:editing-duration>PT1H10M52S</meta:editing-duration>
    <meta:editing-cycles>4</meta:editing-cycles>
    <meta:generator>LibreOffice/6.3.3.2.0$Linux_X86_64 LibreOffice_project/30$Build-2</meta:generator>
    <dc:date>2020-01-30T15:57:43.448643498</dc:date>
    <meta:print-date>2020-01-30T15:55:00.702625147</meta:print-date>
    <meta:document-statistic meta:table-count="2" meta:cell-count="387" meta:object-count="0"/>
    <meta:template xlink:type="simple" xlink:actuate="onRequest" xlink:title="SveinGunnar" xlink:href="../../../../../Templates/SveinGunnar.ots" meta:date="2020-01-29T09:45:58.937853576"/>
  </office:meta>
</office:document-meta>
</file>